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Standard">
      <style:text-properties officeooo:paragraph-rsid="0feebff8"/>
    </style:style>
    <style:style style:name="P72" style:family="paragraph" style:parent-style-name="Footnote">
      <style:text-properties officeooo:paragraph-rsid="101c2e62"/>
    </style:style>
    <style:style style:name="P73" style:family="paragraph" style:parent-style-name="Footnote">
      <style:text-properties officeooo:paragraph-rsid="101de698"/>
    </style:style>
    <style:style style:name="P7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text-properties officeooo:paragraph-rsid="04f68805"/>
    </style:style>
    <style:style style:name="P80" style:family="paragraph" style:parent-style-name="Standard">
      <style:text-properties officeooo:paragraph-rsid="0b0ddd8e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5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9" style:family="text">
      <style:text-properties fo:language="en" fo:country="GB"/>
    </style:style>
    <style:style style:name="T19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1" style:family="text">
      <style:text-properties fo:language="en" fo:country="GB" officeooo:rsid="0f28d107"/>
    </style:style>
    <style:style style:name="T192" style:family="text">
      <style:text-properties fo:language="en" fo:country="GB" officeooo:rsid="0ff024dc"/>
    </style:style>
    <style:style style:name="T193" style:family="text">
      <style:text-properties officeooo:rsid="0fad59bb"/>
    </style:style>
    <style:style style:name="T19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4"><text:span text:style-name="Strong_20_Emphasis"><text:span text:style-name="T80">Checklist for installing </text:span></text:span><text:span text:style-name="Strong_20_Emphasis"><text:span text:style-name="T80"><text:user-field-get text:name="Distro">Ubuntu</text:user-field-get></text:span></text:span><text:span text:style-name="Strong_20_Emphasis"><text:span text:style-name="T80"><text:s/></text:span></text:span><text:span text:style-name="Strong_20_Emphasis"><text:span text:style-name="T81"><text:user-field-get text:name="Version">24.04</text:user-field-get></text:span></text:span><text:span text:style-name="Strong_20_Emphasis"><text:span text:style-name="T82"><text:note text:id="ftn1" text:note-class="footnote"><text:note-citation>1</text:note-citation><text:note-body><text:p text:style-name="P73"><text:span text:style-name="T195">This </text:span><text:span text:style-name="Strong_20_Emphasis"><text:span text:style-name="T197"><text:user-field-get text:name="Distro">Ubuntu</text:user-field-get></text:span></text:span><text:span text:style-name="T196"><text:s/></text:span><text:span text:style-name="T198"><text:user-field-get text:name="Version">24.04</text:user-field-get></text:span><text:span text:style-name="T198"><text:s/></text:span><text:span text:style-name="Strong_20_Emphasis"><text:span text:style-name="T199"><text:user-field-get text:name="Edition">Server</text:user-field-get></text:span></text:span><text:span text:style-name="T195"><text:s/>(codename noble) from April </text:span><text:span text:style-name="Strong_20_Emphasis"><text:span text:style-name="T200"><text:user-field-get text:name="Releaseyear">2024</text:user-field-get></text:span></text:span><text:span text:style-name="T195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3"><text:s/></text:span></text:span><text:span text:style-name="Strong_20_Emphasis"><text:span text:style-name="T84"><text:user-field-get text:name="Edition">Server</text:user-field-get></text:span></text:span><text:span text:style-name="Strong_20_Emphasis"><text:span text:style-name="T85">.</text:span></text:span></text:p>
      <text:p text:style-name="P27"><text:span text:style-name="Strong_20_Emphasis"><text:span text:style-name="T55"/></text:span></text:p>
      <text:p text:style-name="P27"><text:span text:style-name="Strong_20_Emphasis"><text:span text:style-name="T140">This is a fillable PDF, no printing required.</text:span></text:span></text:p>
      <text:p text:style-name="P28"><text:span text:style-name="Strong_20_Emphasis"><text:span text:style-name="T79"/></text:span></text:p>
      <text:p text:style-name="P15"><text:span text:style-name="T94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4"> behind the </text:span><text:span text:style-name="T109">underlined</text:span><text:span text:style-name="T95"> </text:span><text:span text:style-name="T94">words, see [explanation]:</text:span></text:p>
      <text:p text:style-name="P16"><text:span text:style-name="Definition"><text:span text:style-name="T190">user</text:span></text:span><text:span text:style-name="T141"><text:tab/><text:tab/></text:span><text:span text:style-name="T151"> <text:tab/><text:tab/><text:tab/> </text:span><text:span text:style-name="T142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2"><text:s text:c="2"/></text:span><text:span text:style-name="T143">[</text:span><text:span text:style-name="T149">F</text:span><text:span text:style-name="T144">ull </text:span><text:span text:style-name="T152">na</text:span><text:span text:style-name="T154">me,</text:span><text:span text:style-name="T152"> </text:span><text:span text:style-name="T154">e.g.</text:span><text:span text:style-name="T152"> </text:span><text:span text:style-name="T153">J</text:span><text:span text:style-name="T159">ohn Doe</text:span><text:span text:style-name="T158">]</text:span></text:p>
      <text:p text:style-name="P71"><text:span text:style-name="Definition"><text:span text:style-name="T157">USER</text:span></text:span><text:span text:style-name="Definition"><text:span text:style-name="T189">na</text:span></text:span><text:span text:style-name="Definition"><text:span text:style-name="T191">me</text:span></text:span><text:span text:style-name="T156"><text:tab/><text:tab/><text:tab/> </text:span><text:span text:style-name="T156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56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89">j</text:span><text:span text:style-name="T91">oh</text:span><text:span text:style-name="T89">n</text:span><text:span text:style-name="T90">]</text:span></text:p>
      <text:p text:style-name="P16"><text:span text:style-name="Definition"><text:span text:style-name="T192">serv</text:span></text:span><text:span text:style-name="Definition"><text:span text:style-name="T189">ERNA</text:span></text:span><text:span text:style-name="Definition"><text:span text:style-name="T191">me</text:span></text:span><text:span text:style-name="T160"><text:tab/> <text:tab/> </text:span><text:span text:style-name="T189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89"><text:s text:c="2"/></text:span><text:span text:style-name="T161">[</text:span><text:span text:style-name="T167">N</text:span><text:span text:style-name="T162">a</text:span><text:span text:style-name="T166">me of the</text:span><text:span text:style-name="T162"> </text:span><text:span text:style-name="T168">server</text:span><text:span text:style-name="T163">, </text:span><text:span text:style-name="T166">e.g.</text:span><text:span text:style-name="T164"> </text:span><text:span text:style-name="T168">sv</text:span><text:span text:style-name="T165">02</text:span><text:span text:style-name="T161">]</text:span></text:p>
      <text:p text:style-name="P16"><text:span text:style-name="Definition"><text:span text:style-name="T170">USER</text:span></text:span><text:span text:style-name="T169"><text:tab/><text:tab/></text:span><text:span text:style-name="T151"> <text:tab/><text:tab/><text:tab/> </text:span><text:span text:style-name="T142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2"><text:s text:c="2"/></text:span><text:span text:style-name="T143">[</text:span><text:span text:style-name="T149">F</text:span><text:span text:style-name="T145">ull </text:span><text:span text:style-name="T146">na</text:span><text:span text:style-name="T147">me</text:span><text:span text:style-name="T146"> possibly </text:span><text:span text:style-name="T150">2</text:span><text:span text:style-name="T183">nd</text:span><text:span text:style-name="T150"> </text:span><text:span text:style-name="T148">user</text:span><text:span text:style-name="T155">]</text:span></text:p>
      <text:p text:style-name="P71"><text:span text:style-name="Definition"><text:span text:style-name="T170">USERN</text:span></text:span><text:span text:style-name="Definition"><text:span text:style-name="T171">a</text:span></text:span><text:span text:style-name="Definition"><text:span text:style-name="T172">me</text:span></text:span><text:span text:style-name="Definition"><text:span text:style-name="T177"><text:tab/><text:tab/><text:tab/> </text:span></text:span><text:span text:style-name="T156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56"><text:s text:c="2"/></text:span><text:span text:style-name="T174">[</text:span><text:span text:style-name="T176">U</text:span><text:span text:style-name="T175">ser</text:span><text:span text:style-name="T173"> </text:span><text:span text:style-name="T179">na</text:span><text:span text:style-name="T180">me</text:span><text:span text:style-name="T179"> possibly </text:span><text:span text:style-name="T182">2</text:span><text:span text:style-name="T184">nd</text:span><text:span text:style-name="T182"> </text:span><text:span text:style-name="T181">user</text:span><text:span text:style-name="T178">]</text:span></text:p>
      <text:p text:style-name="P16"><text:span text:style-name="T92">Replace the </text:span><text:span text:style-name="T108">underlined</text:span><text:span text:style-name="T92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2">.</text:span></text:p>
      <text:p text:style-name="P46"/>
      <text:p text:style-name="P46"/>
      <text:p text:style-name="P17"><text:span text:style-name="T106">Not yet on Linux?</text:span><text:span text:style-name="T97"><text:tab/></text:span><text:span text:style-name="Strong_20_Emphasis"><text:span text:style-name="T39"><draw:control text:anchor-type="as-char" draw:z-index="14" draw:name="Vorm3" draw:style-name="gr1" draw:text-style-name="P81" svg:width="0.35cm" svg:height="0.35cm" draw:control="control13"/></text:span></text:span><text:span text:style-name="T101"><text:tab/></text:span><text:span text:style-name="T102">Use</text:span><text:span text:style-name="T98"> </text:span><text:span text:style-name="Strong_20_Emphasis"><text:span text:style-name="T110">Checklist </text:span></text:span><text:span text:style-name="Strong_20_Emphasis"><text:span text:style-name="T111">transfer</text:span></text:span><text:span text:style-name="T98"> o</text:span><text:span text:style-name="T99">n</text:span><text:span text:style-name="T9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0"> </text:span><text:span text:style-name="T99">u</text:span><text:span text:style-name="T100">nder </text:span><text:span text:style-name="T107">Linux</text:span><text:span text:style-name="T93">.</text:span></text:p>
      <text:p text:style-name="P17"><text:span text:style-name="T104">New installation?</text:span><text:span text:style-name="T93"><text:tab/><text:tab/></text:span><text:span text:style-name="Strong_20_Emphasis"><text:span text:style-name="T39"><draw:control text:anchor-type="as-char" draw:z-index="15" draw:name="Vorm 2" draw:style-name="gr1" draw:text-style-name="P81" svg:width="0.35cm" svg:height="0.35cm" draw:control="control14"/></text:span></text:span><text:span text:style-name="T103"><text:tab/>Start at chapter</text:span><text:span text:style-name="T93"> </text:span><text:span text:style-name="T104"><text:bookmark-ref text:reference-format="page" text:ref-name="__RefNumPara__4009_1271708128">2</text:bookmark-ref></text:span><text:span text:style-name="T93"><text:s text:c="2"/></text:span><text:span text:style-name="T105"><text:bookmark-ref text:reference-format="text" text:ref-name="__RefNumPara__4009_1271708128">Perform installation</text:bookmark-ref></text:span><text:span text:style-name="T96">.</text:span></text:p>
      <text:p text:style-name="P31"/>
      <text:p text:style-name="P31"/>
      <text:list text:style-name="L1">
        <text:list-item>
          <text:p text:style-name="P77"><text:bookmark-start text:name="__RefNumPara__4083_1271708128"/>Prepar<text:span text:style-name="T193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57">Login any additional </text:span></text:span><text:span text:style-name="Definition"><text:span text:style-name="T188">USER</text:span></text:span><text:span text:style-name="User_20_Entry"><text:span text:style-name="T62">s</text:span></text:span><text:span text:style-name="User_20_Entry"><text:span text:style-name="T67"> </text:span></text:span><text:span text:style-name="User_20_Entry"><text:span text:style-name="T5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39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64"><text:span text:style-name="User_20_Entry"><text:span text:style-name="T7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3" office:value-type="string">
            <text:p text:style-name="P68"><text:span text:style-name="User_20_Entry"><text:span text:style-name="T7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6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8" office:value-type="string">
            <text:p text:style-name="P66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0"> </text:span></text:span><text:span text:style-name="Strong_20_Emphasis"><text:span text:style-name="T43">1 <text:s/>Prepar</text:span></text:span><text:span text:style-name="Strong_20_Emphasis"><text:span text:style-name="T44">e</text:span></text:span><text:span text:style-name="Strong_20_Emphasis"><text:span text:style-name="T43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9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7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9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9"><text:span text:style-name="T113">Boot the computer from</text:span><text:span text:style-name="T117"><text:note text:id="ftn3" text:note-class="footnote"><text:note-citation>1</text:note-citation><text:note-body><text:p text:style-name="P3"><text:span text:style-name="T68">Boot menu/Setup via one of the </text:span><text:span text:style-name="T69">f</text:span><text:span text:style-name="T68">requently used keys:</text:span> <text:span text:style-name="T194">Esc</text:span>, <text:span text:style-name="T194">Delete</text:span>, <text:span text:style-name="T194">F1</text:span>, <text:span text:style-name="T194">F2</text:span>, <text:span text:style-name="T194">F9</text:span>, <text:span text:style-name="T194">F10</text:span>, <text:span text:style-name="T194">F11</text:span>, <text:span text:style-name="T209">or </text:span><text:span text:style-name="T194">F12</text:span>.</text:p></text:note-body></text:note></text:span><text:span text:style-name="T113"> an</text:span><text:span text:style-name="T115"> </text:span><text:span text:style-name="Strong_20_Emphasis"><text:span text:style-name="T87"><text:user-field-get text:name="Distro">Ubuntu</text:user-field-get></text:span></text:span><text:span text:style-name="T116"><text:s/></text:span><text:span text:style-name="T88"><text:user-field-get text:name="Version">24.04</text:user-field-get></text:span><text:span text:style-name="T52"><text:s/></text:span><text:span text:style-name="T52"><text:user-field-get text:name="Edition">Server</text:user-field-get></text:span><text:span text:style-name="T52"><text:s/>Live</text:span><text:span text:style-name="T52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6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3"> USB stick</text:span><text:span text:style-name="T53"><text:note text:id="ftn5" text:note-class="footnote"><text:note-citation>3</text:note-citation><text:note-body><text:p text:style-name="P72"><text:span text:style-name="Strong_20_Emphasis"><text:span text:style-name="T58">Create a bootable USB stick:<text:line-break/>Download a </text:span></text:span><text:span text:style-name="Strong_20_Emphasis"><text:span text:style-name="T63"><text:user-field-get text:name="Distro">Ubuntu</text:user-field-get></text:span></text:span><text:span text:style-name="Strong_20_Emphasis"><text:span text:style-name="T63"><text:s/></text:span></text:span><text:span text:style-name="Strong_20_Emphasis"><text:span text:style-name="T63"><text:user-field-get text:name="Edition">Server</text:user-field-get></text:span></text:span><text:span text:style-name="Strong_20_Emphasis"><text:span text:style-name="T61"><text:s/></text:span></text:span><text:span text:style-name="Strong_20_Emphasis"><text:span text:style-name="T63"><text:user-field-get text:name="Version">24.04</text:user-field-get></text:span></text:span><text:span text:style-name="Strong_20_Emphasis"><text:span text:style-name="T63"><text:s/></text:span></text:span><text:span text:style-name="Strong_20_Emphasis"><text:span text:style-name="T64">LTS </text:span></text:span><text:span text:style-name="Strong_20_Emphasis"><text:span text:style-name="T5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5">ubuntu.com/download</text:span></text:span></text:a><text:span text:style-name="Strong_20_Emphasis"><text:span text:style-name="T59">.</text:span></text:span></text:p><text:p text:style-name="P70"><text:span text:style-name="Strong_20_Emphasis"><text:span text:style-name="T58"><text:tab/></text:span></text:span><text:span text:style-name="Strong_20_Emphasis"><text:span text:style-name="T60">The next steps are described in </text:span></text:span><text:span text:style-name="Strong_20_Emphasis"><text:span text:style-name="T65">Linux informati</text:span></text:span><text:span text:style-name="Strong_20_Emphasis"><text:span text:style-name="T66">on</text:span></text:span><text:span text:style-name="Strong_20_Emphasis"><text:span text:style-name="T6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6">karelzimmer.nl/en</text:span></text:span></text:a><text:span text:style-name="Strong_20_Emphasis"><text:span text:style-name="T60">, under </text:span></text:span><text:span text:style-name="Strong_20_Emphasis"><text:span text:style-name="T65">Linux</text:span></text:span><text:span text:style-name="Strong_20_Emphasis"><text:span text:style-name="T60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0"> </text:span></text:span><text:span text:style-name="Strong_20_Emphasis"><text:span text:style-name="T46">Try or I</text:span></text:span><text:span text:style-name="Strong_20_Emphasis"><text:span text:style-name="T47">n</text:span></text:span><text:span text:style-name="Strong_20_Emphasis"><text:span text:style-name="T48">stall Ubuntu </text:span></text:span><text:span text:style-name="Strong_20_Emphasis"><text:span text:style-name="T49">Server</text:span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4">Follow the instructions on the </text:span></text:span><text:span text:style-name="Strong_20_Emphasis"><text:span text:style-name="T75">installation </text:span></text:span><text:span text:style-name="Strong_20_Emphasis"><text:span text:style-name="T74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0">At</text:span><text:span text:style-name="T129"> </text:span><text:span text:style-name="Strong_20_Emphasis"><text:span text:style-name="T131">Profile setup</text:span></text:span><text:span text:style-name="Strong_20_Emphasis"><text:span text:style-name="T124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2">Enter</text:span><text:span text:style-name="T133"> </text:span><text:span text:style-name="Strong_20_Emphasis"><text:span text:style-name="T131">Your</text:span></text:span><text:span text:style-name="Strong_20_Emphasis"><text:span text:style-name="T134"> n</text:span></text:span><text:span text:style-name="Strong_20_Emphasis"><text:span text:style-name="T135">a</text:span></text:span><text:span text:style-name="Strong_20_Emphasis"><text:span text:style-name="T131">me</text:span></text:span><text:span text:style-name="Strong_20_Emphasis"><text:span text:style-name="T125"> </text:span></text:span><text:span text:style-name="Definition"><text:span text:style-name="T13">user</text:span></text:span><text:span text:style-name="Strong_20_Emphasis"><text:span text:style-name="T126">, <text:line-break/></text:span></text:span><text:span text:style-name="Strong_20_Emphasis"><text:span text:style-name="T131">Your server</text:span></text:span><text:span text:style-name="Strong_20_Emphasis"><text:span text:style-name="T138">'</text:span></text:span><text:span text:style-name="Strong_20_Emphasis"><text:span text:style-name="T139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5">,<text:line-break/></text:span></text:span><text:span text:style-name="Strong_20_Emphasis"><text:span text:style-name="T136">Pick a username</text:span></text:span><text:span text:style-name="Strong_20_Emphasis"><text:span text:style-name="T125"> </text:span></text:span><text:span text:style-name="Definition"><text:span text:style-name="T13">username</text:span></text:span><text:span text:style-name="Strong_20_Emphasis"><text:span text:style-name="T125">, </text:span></text:span><text:span text:style-name="Strong_20_Emphasis"><text:span text:style-name="T127">and</text:span></text:span><text:span text:style-name="Strong_20_Emphasis"><text:span text:style-name="T125"><text:line-break/></text:span></text:span><text:span text:style-name="Strong_20_Emphasis"><text:span text:style-name="T128">enter a </text:span></text:span><text:span text:style-name="Strong_20_Emphasis"><text:span text:style-name="T137">password</text:span></text:span><text:span text:style-name="Strong_20_Emphasis"><text:span text:style-name="T128"> twice</text:span></text:span><text:span text:style-name="Strong_20_Emphasis"><text:span text:style-name="T123">.</text:span></text:span></text:p>
          </table:table-cell>
        </table:table-row>
      </table:table>
      <text:p text:style-name="P80"><text:span text:style-name="Strong_20_Emphasis"><text:span text:style-name="T41"><text:line-break/></text:span></text:span></text:p>
      <text:list text:continue-numbering="true" text:style-name="L1">
        <text:list-item>
          <text:p text:style-name="P75"><text:span text:style-name="Strong_20_Emphasis"><text:span text:style-name="T51">Finish installation</text:span></text:span></text:p>
        </text:list-item>
      </text:list>
      <text:p text:style-name="P4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39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8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48"><text:span text:style-name="Strong_20_Emphasis"><text:span text:style-name="T42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39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64"><text:span text:style-name="User_20_Entry"><text:span text:style-name="T7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3" office:value-type="string">
            <text:p text:style-name="P68"><text:span text:style-name="User_20_Entry"><text:span text:style-name="T7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5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6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3</text:span></text:span><text:span text:style-name="Strong_20_Emphasis"><text:span text:style-name="T76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9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47"><text:span text:style-name="Strong_20_Emphasis"><text:span text:style-name="T21"><text:line-break/></text:span></text:span></text:p>
      <text:list text:continue-numbering="true" text:style-name="L1">
        <text:list-item>
          <text:p text:style-name="P76"><text:span text:style-name="Strong_20_Emphasis"><text:span text:style-name="T112">P</text:span></text:span><text:span text:style-name="Strong_20_Emphasis"><text:span text:style-name="T45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6"><text:span text:style-name="User_20_Entry"><text:span text:style-name="T71">Login any additional </text:span></text:span><text:span text:style-name="Definition"><text:span text:style-name="T187">USER</text:span></text:span><text:span text:style-name="User_20_Entry"><text:span text:style-name="T70">s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4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4 <text:s/></text:span></text:span><text:span text:style-name="Strong_20_Emphasis"><text:span text:style-name="T45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5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36"/>
      <text:p text:style-name="P37"/>
      <text:p text:style-name="P45"><text:span text:style-name="T121">End of checklist,</text:span><text:span text:style-name="T122"> </text:span><text:span text:style-name="Strong_20_Emphasis"><text:span text:style-name="T86"><text:user-field-get text:name="Distro">Ubuntu</text:user-field-get></text:span></text:span><text:span text:style-name="T120"><text:s/></text:span><text:span text:style-name="T119"><text:user-field-get text:name="Version">24.04</text:user-field-get></text:span><text:span text:style-name="T119"><text:s/></text:span><text:span text:style-name="Strong_20_Emphasis"><text:span text:style-name="T54"><text:user-field-get text:name="Edition">Server</text:user-field-get></text:span></text:span><text:span text:style-name="Strong_20_Emphasis"><text:span text:style-name="T54"><text:s/></text:span></text:span><text:span text:style-name="T121">installation is complete.</text:span></text:p>
      <text:p text:style-name="P24"/>
      <text:p text:style-name="P18"><text:span text:style-name="Emphasis"><text:span text:style-name="T201">Written</text:span></text:span><text:span text:style-name="Emphasis"><text:span text:style-name="T202"> </text:span></text:span><text:span text:style-name="Emphasis"><text:span text:style-name="T201">by</text:span></text:span><text:span text:style-name="Emphasis"><text:span text:style-name="T20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08">Karel Zimmer</text:span></text:span></text:a><text:span text:style-name="Emphasis"><text:span text:style-name="T203">.</text:span></text:span></text:p>
      <text:p text:style-name="P19"><text:span text:style-name="Emphasis"><text:span text:style-name="T205">C</text:span></text:span><text:span text:style-name="Emphasis"><text:span text:style-name="T206">C0</text:span></text:span><text:span text:style-name="Emphasis"><text:span text:style-name="T203"> 1.0 </text:span></text:span><text:span text:style-name="Emphasis"><text:span text:style-name="T204">Universal</text:span></text:span><text:span text:style-name="Emphasis"><text:span text:style-name="T207"> </text:span></text:span><text:span text:style-name="Emphasis"><text:span text:style-name="T20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7"><text:s/></text:span></text:span><text:span text:style-name="Emphasis"><text:span text:style-name="T20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16T11:47:48.660726654">16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47:48.553705360</dc:date>
    <meta:keyword>Installatie</meta:keyword>
    <meta:keyword>Checklist</meta:keyword>
    <meta:keyword>Linux</meta:keyword>
    <meta:editing-cycles>6897</meta:editing-cycles>
    <meta:editing-duration>P12DT3H15M26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6" meta:word-count="375" meta:character-count="2354" meta:non-whitespace-character-count="1987"/>
    <meta:user-defined meta:name="Info 1"/>
    <meta:user-defined meta:name="Info 2"/>
    <meta:user-defined meta:name="Info 3"/>
    <meta:user-defined meta:name="Info 4"/>
  </office:meta>
</office:document-meta>
</file>